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e962" officeooo:paragraph-rsid="0002e962"/>
    </style:style>
    <style:style style:name="P2" style:family="paragraph" style:parent-style-name="Standard">
      <style:text-properties officeooo:rsid="0002e962" officeooo:paragraph-rsid="0002e962"/>
    </style:style>
    <style:style style:name="P3" style:family="paragraph" style:parent-style-name="Standard">
      <style:text-properties officeooo:rsid="0003ab5d" officeooo:paragraph-rsid="0003ab5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DT :</text:p>
      <text:p text:style-name="P3"><text:a xlink:type="simple" xlink:href="https://celcatfsi.ups-tlse.fr/FSIvetsem/g450.html">https://celcatfsi.ups-tlse.fr/FSIvetsem/g450.html</text:a></text:p>
      <text:p text:style-name="P3"/>
      <text:p text:style-name="P1"/>
      <text:p text:style-name="P1">Site de Viviane Cadenat (responsable Mention EEA) :</text:p>
      <text:p text:style-name="P1"><text:a xlink:type="simple" xlink:href="http://homepages.laas.fr/cadenat/">http://homepages.laas.fr/cadenat/</text:a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Danny </meta:initial-creator>
    <meta:creation-date>2014-09-09T21:46:44.646735375</meta:creation-date>
    <meta:generator>LibreOffice/4.2.6.3$Linux_x86 LibreOffice_project/420m0$Build-3</meta:generator>
    <dc:date>2014-09-09T22:05:24.979452346</dc:date>
    <dc:creator>JackDanny </dc:creator>
    <meta:editing-duration>PT42S</meta:editing-duration>
    <meta:editing-cycles>3</meta:editing-cycles>
    <meta:document-statistic meta:table-count="0" meta:image-count="0" meta:object-count="0" meta:page-count="1" meta:paragraph-count="4" meta:word-count="12" meta:character-count="138" meta:non-whitespace-character-count="130"/>
  </office:meta>
</office:document-meta>
</file>